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c852" officeooo:paragraph-rsid="0021c852"/>
    </style:style>
    <style:style style:name="P2" style:family="paragraph" style:parent-style-name="Standard">
      <style:text-properties officeooo:rsid="0021c852" officeooo:paragraph-rsid="0021c852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Scan feature:</text:p>
      <text:p text:style-name="P1">[{"i":4210688,"feature":"P5_z, P850","sd.ytest":108.9317,"mean.ytest":193.564,"sd.y.predict.test":68.8982,"mean.y.predict.test":197.5115,"sd.ytrain":110.7351,"mean.ytrain":204.7585,"sd.y.predict.train":67.3331,"mean.y.predict.train":192.2485,"rmse.test":82.4962,"rmse.train":78.5054}]</text:p>
      <text:p text:style-name="P1"/>
      <text:p text:style-name="P1"/>
      <text:p text:style-name="P2">Scan parameter:</text:p>
      <text:p text:style-name="P1">[{"feature":"P5_z, P850","ep_i":0,"c_i":7,"g_i":0.72,"rmse.test":66.0984,"rmse.train":75.7237,"sd.ytest":108.9317,"sd.y.predict.test":91.9334,"mean.ytest":193.564,"mean.y.predict.test":199.7301,"sd.ytrain":110.7351,"sd.y.predict.train":78.0729,"mean.ytrain":204.7585,"mean.y.predict.train":189.2955}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8:18:18.559642426</meta:creation-date>
    <meta:generator>LibreOffice/5.1.6.2$Linux_X86_64 LibreOffice_project/10m0$Build-2</meta:generator>
    <dc:date>2017-05-25T08:19:35.264429961</dc:date>
    <meta:editing-duration>PT1M17S</meta:editing-duration>
    <meta:editing-cycles>3</meta:editing-cycles>
    <meta:document-statistic meta:table-count="0" meta:image-count="0" meta:object-count="0" meta:page-count="1" meta:paragraph-count="4" meta:word-count="8" meta:character-count="612" meta:non-whitespace-character-count="608"/>
  </office:meta>
</office:document-meta>
</file>